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apple-system" svg:font-family="apple-system, BlinkMacSystemFont, 'Apple Color Emoji', 'Segoe UI Emoji', 'Segoe UI Symbol', 'Segoe UI', 'PingFang SC', 'Hiragino Sans GB', 'Microsoft YaHei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5">
      <style:text-properties fo:font-variant="normal" fo:text-transform="none" fo:color="#404040" fo:letter-spacing="normal"/>
    </style:style>
    <style:style style:name="P2" style:family="paragraph" style:parent-style-name="Heading_20_5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404040" fo:letter-spacing="normal"/>
    </style:style>
    <style:style style:name="P3" style:family="paragraph" style:parent-style-name="Preformatted_20_Text">
      <loext:graphic-properties draw:fill="solid" draw:fill-color="#2d2d2d" draw:opacity="100%"/>
      <style:paragraph-properties fo:margin-left="0cm" fo:margin-right="0cm" fo:margin-top="0cm" fo:margin-bottom="0.529cm" loext:contextual-spacing="false" fo:line-height="150%" fo:text-align="start" style:justify-single-word="false" fo:orphans="2" fo:widows="2" fo:text-indent="0cm" style:auto-text-indent="false" fo:background-color="#2d2d2d"/>
    </style:style>
    <style:style style:name="P4" style:family="paragraph" style:parent-style-name="Preformatted_20_Text">
      <loext:graphic-properties draw:fill="solid" draw:fill-color="#2d2d2d" draw:opacity="100%"/>
      <style:paragraph-properties fo:margin-top="0cm" fo:margin-bottom="0.529cm" loext:contextual-spacing="false" fo:line-height="150%" fo:text-align="start" style:justify-single-word="false" fo:orphans="2" fo:widows="2" fo:background-color="#2d2d2d"/>
    </style:style>
    <style:style style:name="T1" style:family="text">
      <style:text-properties style:font-name="apple-system" fo:font-size="13.5pt" fo:font-style="normal" fo:font-weight="bold"/>
    </style:style>
    <style:style style:name="T2" style:family="text">
      <style:text-properties style:font-name-asian="apple-system" style:font-size-asian="13.5pt" style:font-style-asian="normal" style:font-weight-asian="bold"/>
    </style:style>
    <style:style style:name="T3" style:family="text">
      <style:text-properties fo:font-variant="normal" fo:text-transform="none" fo:color="#f08d49" style:font-name="Consolas" fo:font-size="9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f08d49" fo:letter-spacing="normal" style:font-name-asian="Consolas" style:font-size-asian="9pt" style:font-style-asian="normal" style:font-weight-asian="normal" loext:padding="0cm" loext:border="none"/>
    </style:style>
    <style:style style:name="T5" style:family="text">
      <style:text-properties fo:font-variant="normal" fo:text-transform="none" fo:color="#cccccc" style:font-name="Consolas" fo:font-size="9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cccccc" fo:letter-spacing="normal" style:font-name-asian="Consolas" style:font-size-asian="9pt" style:font-style-asian="normal" style:font-weight-asian="normal" loext:padding="0cm" loext:border="none"/>
    </style:style>
    <style:style style:name="T7" style:family="text">
      <style:text-properties fo:font-variant="normal" fo:text-transform="none" fo:color="#67cdcc" style:font-name="Consolas" fo:font-size="9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f8c555" style:font-name="Consolas" fo:font-size="9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cc99cd" style:font-name="Consolas" fo:font-size="9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7ec699" style:font-name="Consolas" fo:font-size="9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框架1" text:anchor-type="page" text:anchor-page-number="1" svg:x="0cm" svg:y="0cm" svg:width="18.045cm" draw:z-index="0">
        <draw:text-box fo:min-height="1.429cm">
          <text:p text:style-name="Text_20_body"/>
        </draw:text-box>
      </draw:frame>
      <text:h text:style-name="P1" text:outline-level="5"><text:span text:style-name="T1">1</text:span><text:span text:style-name="T2">、</text:span><text:span text:style-name="T1">Content-Type </text:span><text:span text:style-name="T2">的值类型：</text:span></text:h>
      <text:p text:style-name="P3"><text:span text:style-name="Source_20_Text"><text:span text:style-name="T3">1.1</text:span></text:span><text:span text:style-name="Source_20_Text"><text:span text:style-name="T5"> <text:s/>application</text:span></text:span><text:span text:style-name="Source_20_Text"><text:span text:style-name="T7">/</text:span></text:span><text:span text:style-name="Source_20_Text"><text:span text:style-name="T5">json</text:span></text:span><text:span text:style-name="Source_20_Text"><text:span text:style-name="T6">：消息主体是序列化后的 </text:span></text:span><text:span text:style-name="Source_20_Text"><text:span text:style-name="T8">JSON</text:span></text:span><text:span text:style-name="Source_20_Text"><text:span text:style-name="T5"> </text:span></text:span><text:span text:style-name="Source_20_Text"><text:span text:style-name="T6">字符串</text:span></text:span></text:p>
      <text:p text:style-name="P4"/>
      <text:p text:style-name="P4"><text:span text:style-name="Source_20_Text"><text:span text:style-name="T3">1.2</text:span></text:span><text:span text:style-name="Source_20_Text"><text:span text:style-name="T5"> <text:s/>application</text:span></text:span><text:span text:style-name="Source_20_Text"><text:span text:style-name="T7">/</text:span></text:span><text:span text:style-name="Source_20_Text"><text:span text:style-name="T5">x</text:span></text:span><text:span text:style-name="Source_20_Text"><text:span text:style-name="T7">-</text:span></text:span><text:span text:style-name="Source_20_Text"><text:span text:style-name="T5">www</text:span></text:span><text:span text:style-name="Source_20_Text"><text:span text:style-name="T7">-</text:span></text:span><text:span text:style-name="Source_20_Text"><text:span text:style-name="T5">form</text:span></text:span><text:span text:style-name="Source_20_Text"><text:span text:style-name="T7">-</text:span></text:span><text:span text:style-name="Source_20_Text"><text:span text:style-name="T5">urlencoded</text:span></text:span><text:span text:style-name="Source_20_Text"><text:span text:style-name="T6">：数据被编码为名称</text:span></text:span><text:span text:style-name="Source_20_Text"><text:span text:style-name="T7">/</text:span></text:span><text:span text:style-name="Source_20_Text"><text:span text:style-name="T6">值对。这是标准的编码格式</text:span></text:span></text:p>
      <text:p text:style-name="P4"/>
      <text:p text:style-name="P4"><text:span text:style-name="Source_20_Text"><text:span text:style-name="T3">1.3</text:span></text:span><text:span text:style-name="Source_20_Text"><text:span text:style-name="T5"> <text:s/>multipart</text:span></text:span><text:span text:style-name="Source_20_Text"><text:span text:style-name="T7">/</text:span></text:span><text:span text:style-name="Source_20_Text"><text:span text:style-name="T5">form</text:span></text:span><text:span text:style-name="Source_20_Text"><text:span text:style-name="T7">-</text:span></text:span><text:span text:style-name="Source_20_Text"><text:span text:style-name="T5">data</text:span></text:span><text:span text:style-name="Source_20_Text"><text:span text:style-name="T6">： 需要在表单中进行文件上传时，就需要使用该格式。常见的媒体格式是上传文件之时使用的</text:span></text:span></text:p>
      <text:p text:style-name="P4"/>
      <text:p text:style-name="P4"><text:span text:style-name="Source_20_Text"><text:span text:style-name="T3">1.4</text:span></text:span><text:span text:style-name="Source_20_Text"><text:span text:style-name="T5"> <text:s/>text</text:span></text:span><text:span text:style-name="Source_20_Text"><text:span text:style-name="T7">/</text:span></text:span><text:span text:style-name="Source_20_Text"><text:span text:style-name="T3">plain</text:span></text:span><text:span text:style-name="Source_20_Text"><text:span text:style-name="T4">：数据以纯文本形式</text:span></text:span><text:span text:style-name="Source_20_Text"><text:span text:style-name="T5">(text</text:span></text:span><text:span text:style-name="Source_20_Text"><text:span text:style-name="T7">/</text:span></text:span><text:span text:style-name="Source_20_Text"><text:span text:style-name="T5">json</text:span></text:span><text:span text:style-name="Source_20_Text"><text:span text:style-name="T7">/</text:span></text:span><text:span text:style-name="Source_20_Text"><text:span text:style-name="T5">xml</text:span></text:span><text:span text:style-name="Source_20_Text"><text:span text:style-name="T7">/</text:span></text:span><text:span text:style-name="Source_20_Text"><text:span text:style-name="T5">html)</text:span></text:span><text:span text:style-name="Source_20_Text"><text:span text:style-name="T6">进行编码，其中不含任何控件或格式字符。</text:span></text:span></text:p>
      <text:h text:style-name="P2" text:outline-level="5"><text:span text:style-name="T1">2</text:span><text:span text:style-name="T2">、</text:span><text:span text:style-name="T1">application/json </text:span><text:span text:style-name="T2">和 </text:span><text:span text:style-name="T1">application/x-www-form-urlencoded</text:span><text:span text:style-name="T2">的区别</text:span></text:h>
      <text:p text:style-name="P3"><text:span text:style-name="Source_20_Text"><text:span text:style-name="T5">2.1 application/json</text:span></text:span><text:span text:style-name="Source_20_Text"><text:span text:style-name="T6">：</text:span></text:span></text:p>
      <text:p text:style-name="P4"/>
      <text:p text:style-name="P4"><text:span text:style-name="Source_20_Text"><text:span text:style-name="T6">作用： 告诉服务器请求的主题内容是</text:span></text:span><text:span text:style-name="Source_20_Text"><text:span text:style-name="T5">json</text:span></text:span><text:span text:style-name="Source_20_Text"><text:span text:style-name="T6">格式的字符串，服务器端会对</text:span></text:span><text:span text:style-name="Source_20_Text"><text:span text:style-name="T5">json</text:span></text:span><text:span text:style-name="Source_20_Text"><text:span text:style-name="T6">字符串进行解析，</text:span></text:span></text:p>
      <text:p text:style-name="P4"/>
      <text:p text:style-name="P4"><text:span text:style-name="Source_20_Text"><text:span text:style-name="T6">好处： 前端人员不需要关心数据结构的复杂度，只要是标准的</text:span></text:span><text:span text:style-name="Source_20_Text"><text:span text:style-name="T5">json</text:span></text:span><text:span text:style-name="Source_20_Text"><text:span text:style-name="T6">格式就能提交成功。</text:span></text:span></text:p>
      <text:p text:style-name="P4"/>
      <text:p text:style-name="P4"><text:span text:style-name="Source_20_Text"><text:span text:style-name="T5">2.2 <text:s/>application/x-www-form-urlencoded</text:span></text:span><text:span text:style-name="Source_20_Text"><text:span text:style-name="T6">：是</text:span></text:span><text:span text:style-name="Source_20_Text"><text:span text:style-name="T5">Jquery</text:span></text:span><text:span text:style-name="Source_20_Text"><text:span text:style-name="T6">的</text:span></text:span><text:span text:style-name="Source_20_Text"><text:span text:style-name="T5">Ajax</text:span></text:span><text:span text:style-name="Source_20_Text"><text:span text:style-name="T6">请求默认方式</text:span></text:span></text:p>
      <text:p text:style-name="P4"/>
      <text:p text:style-name="P4"><text:span text:style-name="Source_20_Text"><text:span text:style-name="T6">作用：在请求发送过程中会对数据进行序列化处理，以键值对形式？</text:span></text:span><text:span text:style-name="Source_20_Text"><text:span text:style-name="T5">key1=value1&amp;key2=value2</text:span></text:span><text:span text:style-name="Source_20_Text"><text:span text:style-name="T6">的方式发送到服务器，</text:span></text:span></text:p>
      <text:p text:style-name="P4"/>
      <text:p text:style-name="P4"><text:span text:style-name="Source_20_Text"><text:span text:style-name="T6">好处： 所有浏览器都支持</text:span></text:span></text:p>
      <text:h text:style-name="P2" text:outline-level="5"><text:span text:style-name="T1">3</text:span><text:span text:style-name="T2">、 </text:span><text:span text:style-name="T1">application/x-www-form-urlencoded</text:span><text:span text:style-name="T2">：信息数据被编码为名称</text:span><text:span text:style-name="T1">/</text:span><text:span text:style-name="T2">值对，这是标准且默认的编码格式</text:span></text:h>
      <text:p text:style-name="P3"><text:span text:style-name="Source_20_Text"><text:span text:style-name="T3">3.1</text:span></text:span><text:span text:style-name="Source_20_Text"><text:span text:style-name="T5"> <text:s/></text:span></text:span><text:span text:style-name="Source_20_Text"><text:span text:style-name="T6">当</text:span></text:span><text:span text:style-name="Source_20_Text"><text:span text:style-name="T5">action</text:span></text:span><text:span text:style-name="Source_20_Text"><text:span text:style-name="T6">为</text:span></text:span><text:span text:style-name="Source_20_Text"><text:span text:style-name="T9">get</text:span></text:span><text:span text:style-name="Source_20_Text"><text:span text:style-name="T6">时候，客户端把</text:span></text:span><text:span text:style-name="Source_20_Text"><text:span text:style-name="T5">form</text:span></text:span><text:span text:style-name="Source_20_Text"><text:span text:style-name="T6">数据转换成一个字串</text:span></text:span><text:span text:style-name="Source_20_Text"><text:span text:style-name="T5">append</text:span></text:span><text:span text:style-name="Source_20_Text"><text:span text:style-name="T6">到</text:span></text:span><text:span text:style-name="Source_20_Text"><text:span text:style-name="T5">url</text:span></text:span><text:span text:style-name="Source_20_Text"><text:span text:style-name="T6">后面，用</text:span></text:span><text:span text:style-name="Source_20_Text"><text:span text:style-name="T10">'?'</text:span></text:span><text:span text:style-name="Source_20_Text"><text:span text:style-name="T6">分割。</text:span></text:span></text:p>
      <text:p text:style-name="P4"><text:soft-page-break/></text:p>
      <text:p text:style-name="P4"><text:span text:style-name="Source_20_Text"><text:span text:style-name="T3">3.2</text:span></text:span><text:span text:style-name="Source_20_Text"><text:span text:style-name="T5"> <text:s/></text:span></text:span><text:span text:style-name="Source_20_Text"><text:span text:style-name="T6">当</text:span></text:span><text:span text:style-name="Source_20_Text"><text:span text:style-name="T5">action</text:span></text:span><text:span text:style-name="Source_20_Text"><text:span text:style-name="T6">为</text:span></text:span><text:span text:style-name="Source_20_Text"><text:span text:style-name="T5">post</text:span></text:span><text:span text:style-name="Source_20_Text"><text:span text:style-name="T6">时候，浏览器把</text:span></text:span><text:span text:style-name="Source_20_Text"><text:span text:style-name="T5">form</text:span></text:span><text:span text:style-name="Source_20_Text"><text:span text:style-name="T6">数据封装到</text:span></text:span><text:span text:style-name="Source_20_Text"><text:span text:style-name="T5">http body</text:span></text:span><text:span text:style-name="Source_20_Text"><text:span text:style-name="T6">中，然后发送到</text:span></text:span><text:span text:style-name="Source_20_Text"><text:span text:style-name="T5">server</text:span></text:span><text:span text:style-name="Source_20_Text"><text:span text:style-name="T6">。（可以取消</text:span></text:span><text:span text:style-name="Source_20_Text"><text:span text:style-name="T5">post</text:span></text:span><text:span text:style-name="Source_20_Text"><text:span text:style-name="T6">请求的预检请求）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apple-system" svg:font-family="apple-system, BlinkMacSystemFont, 'Apple Color Emoji', 'Segoe UI Emoji', 'Segoe UI Symbol', 'Segoe UI', 'PingFang SC', 'Hiragino Sans GB', 'Microsoft YaHei'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Noto Sans CJK SC Regular" style:font-family-complex="'Noto Sans CJK SC Regular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3:58:01.531946162</meta:creation-date>
    <dc:date>2019-10-15T13:59:46.248601976</dc:date>
    <meta:editing-duration>PT1M45S</meta:editing-duration>
    <meta:editing-cycles>1</meta:editing-cycles>
    <meta:document-statistic meta:table-count="0" meta:image-count="0" meta:object-count="0" meta:page-count="2" meta:paragraph-count="15" meta:word-count="381" meta:character-count="739" meta:non-whitespace-character-count="713"/>
    <meta:generator>LibreOffice/6.0.7.3$Linux_X86_64 LibreOffice_project/00m0$Build-3</meta:generator>
  </office:meta>
</office:document-meta>
</file>